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Table_20_Heading">
      <style:text-properties fo:font-size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4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.1181in" fo:text-align="start" style:justify-single-word="false" fo:text-indent="0.3862in" style:auto-text-indent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7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559657490" text:style-name="L1">
        <text:list-item>
          <text:p text:style-name="P12">Placing information from Partners object (res.partner);</text:p>
        </text:list-item>
        <text:list-item>
          <text:p text:style-name="P12">Custom parser (hello_world function);</text:p>
        </text:list-item>
        <text:list-item>
          <text:p text:style-name="P13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2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2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4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4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8"><draw:frame draw:style-name="fr1" draw:name="image: barcode(o.ref, 'code39')" text:anchor-type="paragraph" svg:y="0.0799in" svg:width="1.7181in" draw:z-index="0"><draw:text-box fo:min-height="0.311in"><text:p text:style-name="P6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5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3"><text:text-input text:description="&lt;/for&gt;">ends for loop</text:text-input></text:p>
      </text:section>
      <text:section text:style-name="Sect2" text:name="Section2">
        <text:h text:style-name="P17" text:outline-level="2"><text:text-input text:description="&lt;if test=&quot;o.address&quot;&gt;">If Address</text:text-input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0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2-14T11:37:33</dc:date>
    <meta:editing-duration>PT23H43M49S</meta:editing-duration>
    <meta:editing-cycles>164</meta:editing-cycles>
    <meta:generator>LibreOffice/3.3$Unix LibreOffice_project/330m19$Build-401</meta:generator>
    <dc:creator>Ruslans Vasiļjevs</dc:creator>
    <meta:document-statistic meta:table-count="2" meta:image-count="0" meta:object-count="0" meta:page-count="1" meta:paragraph-count="35" meta:word-count="186" meta:character-count="1309"/>
    <meta:user-defined meta:name="Info 1"/>
    <meta:user-defined meta:name="Info 2"/>
    <meta:user-defined meta:name="Info 3"/>
    <meta:user-defined meta:name="Info 4"/>
  </office:meta>
</office:document-meta>
</file>